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</text:p>
      <text:p text:style-name="Standard">8.Faire Esp com(HTML CSS)</text:p>
      <text:p text:style-name="Standard">9.Faire Figma(HTML CSS)</text:p>
      <text:p text:style-name="Standard">10.Faire contact(HTML CSS)</text:p>
      <text:p text:style-name="Standard">11.Coder la fenêtre modal commune(HTML, CSS)</text:p>
      <text:p text:style-name="Standard">12.Faire le JS de la fenêtre modale commune</text:p>
      <text:p text:style-name="Standard">13.Faire la fenêtre modale Esp com</text:p>
      <text:p text:style-name="Standard">14.Faire la fenêtre modale Figma</text:p>
      <text:p text:style-name="Standard">15.Faire la page Figma(HTML, CSS)</text:p>
      <text:p text:style-name="Standard">16.Faire la page erreur 404(HTML, CSS)</text:p>
      <text:p text:style-name="Standard">17.Faire l'envoi par e-mail pour le formulaire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 <text:span text:style-name="T1">fait</text:span></text:p>
      <text:p text:style-name="Standard">4.Faire les fenêtres modales 11 → 14.</text:p>
      <text:p text:style-name="Standard">5.Faire la page Figma et la page erreur 404 15 → 16.</text:p>
      <text:p text:style-name="Standard">6.Permettre l'envoi de message avec le formulaire 17.</text:p>
      <text:p text:style-name="Standard">7.Coder les ancres et les router-link 18 → 19.</text:p>
      <text:p text:style-name="Standard">8.Faire tous les effets graphiques 20.</text:p>
      <text:p text:style-name="Standard"/>
      <text:p text:style-name="P1">&lt;script setup&gt;</text:p>
      <text:p text:style-name="P2"/>
      <text:p text:style-name="P1">&lt;/script&gt;</text:p>
      <text:p text:style-name="P2"/>
      <text:p text:style-name="P1">&lt;template&gt;</text:p>
      <text:p text:style-name="P2"/>
      <text:p text:style-name="P1">&lt;/template&gt;</text:p>
      <text:p text:style-name="P2"/>
      <text:p text:style-name="P1">&lt;style scoped&gt;</text:p>
      <text:p text:style-name="P2"/>
      <text:p text:style-name="P1">&lt;/style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07T13:46:31.37</dc:date>
    <dc:creator>Jean-Claude MINOT</dc:creator>
    <meta:editing-duration>PT11H56M55S</meta:editing-duration>
    <meta:editing-cycles>12</meta:editing-cycles>
    <meta:generator>OpenOffice/4.1.9$Win32 OpenOffice.org_project/419m1$Build-9805</meta:generator>
    <meta:document-statistic meta:table-count="0" meta:image-count="0" meta:object-count="0" meta:page-count="1" meta:paragraph-count="38" meta:word-count="229" meta:character-count="1379"/>
  </office:meta>
</office:document-meta>
</file>